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S Mincho" svg:font-family="'MS Mincho'"/>
    <style:font-face style:name="SimSun" svg:font-family="SimSun"/>
    <style:font-face style:name="Arial" svg:font-family="Arial"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1"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Lohit Devanagari" svg:font-family="'Lohit Devanagari'" style:font-family-generic="system" style:font-pitch="variable"/>
  </office:font-face-decls>
  <office:automatic-styles>
    <style:style style:name="listing2.1" style:family="table">
      <style:table-properties style:width="4.6875in" fo:margin-left="0in" table:align="left" fo:keep-with-next="always"/>
    </style:style>
    <style:style style:name="listing2.1.A" style:family="table-column">
      <style:table-column-properties style:column-width="4.6875in"/>
    </style:style>
    <style:style style:name="P1" style:family="paragraph" style:parent-style-name="Heading_20_2">
      <style:text-properties officeooo:paragraph-rsid="000a3144"/>
    </style:style>
    <style:style style:name="P2" style:family="paragraph" style:parent-style-name="output">
      <style:text-properties officeooo:paragraph-rsid="000a3144"/>
    </style:style>
    <style:style style:name="P3" style:family="paragraph" style:parent-style-name="Preformatted_20_Text">
      <style:text-properties style:font-name="Arial1" fo:font-size="10.5pt" officeooo:rsid="002f1930" officeooo:paragraph-rsid="000a3144" style:font-size-asian="10.5pt" style:font-size-complex="10.5pt"/>
    </style:style>
    <style:style style:name="P4" style:family="paragraph" style:parent-style-name="Preformatted_20_Text">
      <style:text-properties officeooo:paragraph-rsid="000a3144"/>
    </style:style>
    <style:style style:name="P5" style:family="paragraph" style:parent-style-name="analysis">
      <style:text-properties fo:font-size="12pt" officeooo:paragraph-rsid="000a3144" style:font-size-asian="12pt" style:font-size-complex="12pt"/>
    </style:style>
    <style:style style:name="P6" style:family="paragraph" style:parent-style-name="code">
      <style:text-properties officeooo:paragraph-rsid="000a3144"/>
    </style:style>
    <style:style style:name="P7" style:family="paragraph" style:parent-style-name="Table">
      <style:text-properties officeooo:paragraph-rsid="000a3144"/>
    </style:style>
    <style:style style:name="T1" style:family="text">
      <style:text-properties officeooo:rsid="00206b07"/>
    </style:style>
    <style:style style:name="T2" style:family="text">
      <style:text-properties officeooo:rsid="003cd702"/>
    </style:style>
    <style:style style:name="T3" style:family="text">
      <style:text-properties officeooo:rsid="00433ab2"/>
    </style:style>
    <style:style style:name="T4" style:family="text">
      <style:text-properties officeooo:rsid="00166008"/>
    </style:style>
    <style:style style:name="T5" style:family="text">
      <style:text-properties officeooo:rsid="001954f9"/>
    </style:style>
    <style:style style:name="T6" style:family="text">
      <style:text-properties officeooo:rsid="00239982"/>
    </style:style>
    <style:style style:name="T7" style:family="text">
      <style:text-properties officeooo:rsid="001ab47d"/>
    </style:style>
    <style:style style:name="T8" style:family="text">
      <style:text-properties officeooo:rsid="003c13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tatic Variables </text:h>
      <text:p text:style-name="P4">Static variables are used within subroutines and functions and retain their values between calls to the subroutine or functions. The following program demonstrates using a static variable as a counter within a subroutine. <text:span text:style-name="T1">Subroutines will be discussed in detail later in this book. </text:span></text:p>
      <text:p text:style-name="P4"/>
      <table:table table:name="listing2.1" table:style-name="listing2.1">
        <table:table-column table:style-name="listing2.1.A"/>
        <table:table-row>
          <table:table-cell office:value-type="string">
            <text:p text:style-name="P6"><text:span text:style-name="T2">S</text:span>ub StaticSub()</text:p>
            <text:p text:style-name="P6"><text:s text:c="3"/>'Dimension a static variable</text:p>
            <text:p text:style-name="P6"><text:tab/>Static cnt As Integer</text:p>
            <text:p text:style-name="P6"/>
            <text:p text:style-name="P6"><text:tab/>'Increment the count</text:p>
            <text:p text:style-name="P6"><text:tab/>cnt += 1</text:p>
            <text:p text:style-name="P6"><text:s text:c="3"/>‘<text:span text:style-name="T3">Print out the static variable “cnt”</text:span></text:p>
            <text:p text:style-name="P6"><text:tab/>Print "In StaticSub";cnt;" time(s)."</text:p>
            <text:p text:style-name="P6">END Sub</text:p>
            <text:p text:style-name="P6"/>
            <text:p text:style-name="P6">'Dimension working variable</text:p>
            <text:p text:style-name="P6">DIM i As Integer</text:p>
            <text:p text:style-name="P6"/>
            <text:p text:style-name="P6">'Call sub 10 times</text:p>
            <text:p text:style-name="P6">FOR i = 1 To 10</text:p>
            <text:p text:style-name="P6"><text:tab/>StaticSub</text:p>
            <text:p text:style-name="P6">NEXT</text:p>
            <text:p text:style-name="P6"/>
            <text:p text:style-name="P6"><text:span text:style-name="T4">S</text:span>LEEP</text:p>
            <text:p text:style-name="P6">END</text:p>
          </table:table-cell>
        </table:table-row>
      </table:table>
      <text:p text:style-name="P7"><text:span text:style-name="T5">Listing</text:span> <text:span text:style-name="T6">2.1</text:span>: static.bas</text:p>
      <text:p text:style-name="P4"/>
      <text:p text:style-name="P5">Analysis: <text:span text:style-name="T7">T</text:span>he subroutine StaticSub is defined. <text:span text:style-name="T7">The </text:span>static variable cnt, <text:span text:style-name="T7">is </text:span>dimension<text:span text:style-name="T1">ed</text:span>, which is <text:span text:style-name="T1">then </text:span>incremented when the subroutine is called. <text:span text:style-name="T7">The last line pr</text:span>ints out the current value of cnt to the console screen. </text:p>
      <text:p text:style-name="P5"><text:span text:style-name="T1">A</text:span> working variable that will be used in the For-Next is declared. <text:span text:style-name="T1">The next four lines, </text:span><text:s/>define the For-Next loop which will call StaticSub 10 times. <text:span text:style-name="T1">The program is then closed with the SLEEP and END commands. </text:span></text:p>
      <text:p text:style-name="P4"/>
      <text:p text:style-name="P4">Running the program in FBIde, you should get the following output. </text:p>
      <text:p text:style-name="P4"/>
      <text:p text:style-name="P2">In StaticSub 1 time(s).</text:p>
      <text:p text:style-name="P2">In StaticSub 2 time(s).</text:p>
      <text:p text:style-name="P2">In StaticSub 3 time(s).</text:p>
      <text:p text:style-name="P2">In StaticSub 4 time(s).</text:p>
      <text:p text:style-name="P2">In StaticSub 5 time(s).</text:p>
      <text:p text:style-name="P2">In StaticSub 6 time(s).</text:p>
      <text:p text:style-name="P2">In StaticSub 7 time(s).</text:p>
      <text:p text:style-name="P2">In StaticSub 8 time(s).</text:p>
      <text:p text:style-name="P2">In StaticSub 9 time(s).</text:p>
      <text:p text:style-name="P2">In StaticSub 10 time(s).</text:p>
      <text:p text:style-name="P7">Output 2.1: Output of static.bas </text:p>
      <text:p text:style-name="P4"><text:soft-page-break/></text:p>
      <text:p text:style-name="P4">As you can see from the output, the value of cnt is preserved between calls to the subroutine. Static variables can only be defined within a subroutine or function. Variables declared outside of a subroutine or function, that is at the module level, will maintain their values and are static by default. </text:p>
      <text:h text:style-name="P1" text:outline-level="2">Common Variables </text:h>
      <text:p text:style-name="P4">Variables declared as Common can be shared between multiple code modules, that is between multiple bas files in the same program. Common variables will be discussed in detail later in this book. </text:p>
      <text:p text:style-name="P4"/>
      <text:h text:style-name="P1" text:outline-level="2">Extern and Import Variables </text:h>
      <text:p text:style-name="P3">Extern and Import are used when creating DLL's and like Common, are designed to share variables in different modules. Extern and Import <text:span text:style-name="T8">are beyond the scope of the book. More information can be found on the FreeBasic website. <text: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S Mincho" svg:font-family="'MS Mincho'"/>
    <style:font-face style:name="SimSun" svg:font-family="SimSun"/>
    <style:font-face style:name="Arial" svg:font-family="Arial"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1"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Arial" fo:font-size="12pt" fo:language="en" fo:country="US" style:letter-kerning="true" style:font-name-asian="SimSu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S Mincho" style:font-family-asian="'MS Minch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name-asian="SimSun" style:font-family-asian="SimSu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name-asian="SimSun" style:font-family-asian="SimSu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SimSun" style:font-family-asian="SimSun" style:font-size-asian="12pt" style:font-name-complex="Lohit Devanagari1" style:font-family-complex="'Lohit Devanagari'"/>
    </style:style>
    <style:style style:name="freebasic_20_book" style:display-name="freebasic book" style:family="paragraph" style:parent-style-name="Standard">
      <loext:graphic-properties draw:fill-image-width="0in" draw:fill-image-height="0in"/>
      <style:text-properties style:font-name="DejaVu Sans" fo:font-family="'DejaVu Sans'" style:font-style-name="Book" style:font-family-generic="swiss" style:font-pitch="variable" style:font-size-asian="10.5pt"/>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DejaVu Sans" fo:font-family="'DejaVu Sans'" style:font-style-name="Book" style:font-family-generic="swiss" style:font-pitch="variable" fo:font-size="11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DejaVu Sans Mono" fo:font-family="'DejaVu Sans Mono'" style:font-style-name="Book" style:font-family-generic="modern" style:font-pitch="fixed" fo:font-size="10pt" style:font-size-asian="10.5pt"/>
    </style:style>
    <style:style style:name="Table" style:family="paragraph" style:parent-style-name="Caption" style:class="extra">
      <style:text-properties style:font-name="DejaVu Sans1" fo:font-family="'DejaVu Sans'" style:font-style-name="Oblique" style:font-family-generic="swiss" style:font-pitch="variable" fo:font-style="oblique"/>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Book"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DejaVu Sans Mono" fo:font-family="'DejaVu Sans Mono'" style:font-style-name="Book" style:font-family-generic="modern" style:font-pitch="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11:47:05.952378872</meta:creation-date>
    <meta:generator>LibreOffice/6.2.4.2$Linux_X86_64 LibreOffice_project/20$Build-2</meta:generator>
    <dc:date>2019-05-31T11:48:26.980014477</dc:date>
    <meta:editing-duration>PT1M22S</meta:editing-duration>
    <meta:editing-cycles>1</meta:editing-cycles>
    <meta:document-statistic meta:table-count="1" meta:image-count="0" meta:object-count="0" meta:page-count="2" meta:paragraph-count="38" meta:word-count="353" meta:character-count="2130" meta:non-whitespace-character-count="1791"/>
  </office:meta>
</office:document-meta>
</file>